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/>
    <style:font-face style:name="Verdana" svg:font-family="Verdana"/>
    <style:font-face style:name="GOST type A1" svg:font-family="'GOST type A'" style:font-pitch="variable"/>
    <style:font-face style:name="GOST type A" svg:font-family="'GOST type A'" style:font-adornments="Обычный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1.199cm" table:align="right"/>
    </style:style>
    <style:style style:name="Таблица4.A" style:family="table-column">
      <style:table-column-properties style:column-width="0.497cm"/>
    </style:style>
    <style:style style:name="Таблица4.B" style:family="table-column">
      <style:table-column-properties style:column-width="0.702cm"/>
    </style:style>
    <style:style style:name="Таблица4.1" style:family="table-row">
      <style:table-row-properties style:row-height="6.001cm"/>
    </style:style>
    <style:style style:name="Таблица4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5" style:family="table">
      <style:table-properties style:width="1.199cm" table:align="right"/>
    </style:style>
    <style:style style:name="Таблица5.A" style:family="table-column">
      <style:table-column-properties style:column-width="0.499cm"/>
    </style:style>
    <style:style style:name="Таблица5.B" style:family="table-column">
      <style:table-column-properties style:column-width="0.7cm"/>
    </style:style>
    <style:style style:name="Таблица5.1" style:family="table-row">
      <style:table-row-properties style:row-height="3.5cm"/>
    </style:style>
    <style:style style:name="Таблица5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5.2" style:family="table-row">
      <style:table-row-properties style:row-height="2.499cm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5.4" style:family="table-row">
      <style:table-row-properties style:min-row-height="3.5cm"/>
    </style:style>
    <style:style style:name="Таблица5.A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6" style:family="table">
      <style:table-properties style:width="1.199cm" table:align="right"/>
    </style:style>
    <style:style style:name="Таблица6.A" style:family="table-column">
      <style:table-column-properties style:column-width="0.497cm"/>
    </style:style>
    <style:style style:name="Таблица6.B" style:family="table-column">
      <style:table-column-properties style:column-width="0.702cm"/>
    </style:style>
    <style:style style:name="Таблица6.1" style:family="table-row">
      <style:table-row-properties style:row-height="6.001cm"/>
    </style:style>
    <style:style style:name="Таблица6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6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7" style:family="table">
      <style:table-properties style:width="1.199cm" table:align="right"/>
    </style:style>
    <style:style style:name="Таблица7.A" style:family="table-column">
      <style:table-column-properties style:column-width="0.499cm"/>
    </style:style>
    <style:style style:name="Таблица7.B" style:family="table-column">
      <style:table-column-properties style:column-width="0.7cm"/>
    </style:style>
    <style:style style:name="Таблица7.1" style:family="table-row">
      <style:table-row-properties style:row-height="3.5cm"/>
    </style:style>
    <style:style style:name="Таблица7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7.2" style:family="table-row">
      <style:table-row-properties style:row-height="2.499cm"/>
    </style:style>
    <style:style style:name="Таблица7.A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7.4" style:family="table-row">
      <style:table-row-properties style:min-row-height="3.5cm"/>
    </style:style>
    <style:style style:name="Таблица7.A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" style:family="table" style:master-page-name="First_20_Page">
      <style:table-properties style:width="18.498cm" style:page-number="auto" table:align="center"/>
    </style:style>
    <style:style style:name="Таблица3.A" style:family="table-column">
      <style:table-column-properties style:column-width="0.799cm"/>
    </style:style>
    <style:style style:name="Таблица3.B" style:family="table-column">
      <style:table-column-properties style:column-width="2.004cm"/>
    </style:style>
    <style:style style:name="Таблица3.C" style:family="table-column">
      <style:table-column-properties style:column-width="11.019cm"/>
    </style:style>
    <style:style style:name="Таблица3.D" style:family="table-column">
      <style:table-column-properties style:column-width="1.002cm"/>
    </style:style>
    <style:style style:name="Таблица3.E" style:family="table-column">
      <style:table-column-properties style:column-width="3.674cm"/>
    </style:style>
    <style:style style:name="Таблица3.1" style:family="table-row">
      <style:table-row-properties style:row-height="1.499cm" fo:keep-together="always"/>
    </style:style>
    <style:style style:name="Таблица3.A1" style:family="table-cell">
      <style:table-cell-properties style:vertical-align="middle"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2" style:family="table-row">
      <style:table-row-properties style:min-row-height="0.801cm" fo:keep-together="always"/>
    </style:style>
    <style:style style:name="Таблица3.A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8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9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1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2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GOST type A1" fo:font-size="24pt" fo:font-style="italic" style:font-size-asian="24pt" style:font-style-asian="italic" style:font-size-complex="24pt" style:font-style-complex="italic" style:text-scale="120%"/>
    </style:style>
    <style:style style:name="P5" style:family="paragraph" style:parent-style-name="Table_20_Contents">
      <style:paragraph-properties fo:text-align="center" style:justify-single-word="false"/>
      <style:text-properties style:font-name="GOST type A1" fo:font-size="24pt" fo:font-style="italic" fo:font-weight="normal" style:font-size-asian="24pt" style:font-style-asian="italic" style:font-weight-asian="normal" style:font-size-complex="24pt" style:font-style-complex="italic" style:font-weight-complex="normal" style:text-scale="120%"/>
    </style:style>
    <style:style style:name="P6" style:family="paragraph" style:parent-style-name="Table_20_Contents">
      <style:paragraph-properties fo:text-align="center" style:justify-single-word="false"/>
      <style:text-properties style:font-name="GOST type A1" fo:font-style="italic" style:font-style-asian="italic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GOST type A1" fo:font-size="10pt" fo:language="ru" fo:country="RU" fo:font-style="italic" officeooo:rsid="00174717" officeooo:paragraph-rsid="00174717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GOST type A1" fo:language="en" fo:country="US" fo:font-style="italic" fo:font-weight="bold" officeooo:rsid="002d2786" officeooo:paragraph-rsid="002d2786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rsid="002c9002" officeooo:paragraph-rsid="002c9002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.06cm" fo:text-align="center" style:justify-single-word="false" fo:text-indent="0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19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P20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8pt" fo:language="en" fo:country="US" fo:font-style="italic" style:font-size-asian="8pt" style:font-style-asian="italic" style:font-size-complex="8pt" style:font-style-complex="italic"/>
    </style:style>
    <style:style style:name="P21" style:family="paragraph" style:parent-style-name="Table_20_Contents">
      <style:paragraph-properties fo:margin-left="0cm" fo:margin-right="0cm" fo:text-align="start" style:justify-single-word="false" fo:text-indent="0.116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22" style:family="paragraph" style:parent-style-name="Footer">
      <style:text-properties fo:font-size="2pt" style:font-size-asian="2.09999990463257pt" style:font-size-complex="2.40000009536743pt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Frame_20_contents">
      <style:paragraph-properties fo:text-align="center" style:justify-single-word="false"/>
      <style:text-properties fo:font-size="13.5pt" style:font-size-asian="13.5pt" style:font-size-complex="13.5pt"/>
    </style:style>
    <style:style style:name="P25" style:family="paragraph" style:parent-style-name="Frame_20_contents">
      <style:paragraph-properties fo:text-align="center" style:justify-single-word="false"/>
      <style:text-properties fo:font-size="12pt" style:font-size-asian="14.3999996185303pt" style:font-size-complex="14.3999996185303pt"/>
    </style:style>
    <style:style style:name="P26" style:family="paragraph" style:parent-style-name="Standard">
      <style:text-properties style:font-name="GOST type A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able_20_Heading">
      <style:text-properties fo:font-weight="bold" style:font-weight-asian="bold" style:font-size-complex="14pt" style:font-weight-complex="bold"/>
    </style:style>
    <style:style style:name="P28" style:family="paragraph" style:parent-style-name="Table_20_Heading">
      <style:paragraph-properties fo:text-align="center" style:justify-single-word="false"/>
      <style:text-properties fo:font-weight="bold" style:font-weight-asian="bold" style:font-size-complex="14pt" style:font-weight-complex="bold" style:text-rotation-angle="0" style:text-rotation-scale="line-height"/>
    </style:style>
    <style:style style:name="P29" style:family="paragraph" style:parent-style-name="Table_20_Heading">
      <style:paragraph-properties fo:text-align="center" style:justify-single-word="false"/>
      <style:text-properties fo:font-weight="bold" style:font-weight-asian="bold" style:font-size-complex="14pt" style:font-weight-complex="bold" style:text-rotation-angle="90" style:text-rotation-scale="line-height"/>
    </style:style>
    <style:style style:name="P30" style:family="paragraph" style:parent-style-name="Heading">
      <style:text-properties style:font-name="Arial" fo:font-size="11pt" fo:language="en" fo:country="US" style:font-size-asian="11pt" style:font-size-complex="11pt"/>
    </style:style>
    <style:style style:name="P31" style:family="paragraph" style:parent-style-name="Heading">
      <style:paragraph-properties fo:text-align="center" style:justify-single-word="false"/>
      <style:text-properties style:font-name="Arial" fo:font-size="11pt" fo:language="en" fo:country="US" officeooo:rsid="002b5cde" officeooo:paragraph-rsid="002b5cde" style:font-size-asian="11pt" style:font-size-complex="11pt"/>
    </style:style>
    <style:style style:name="P32" style:family="paragraph" style:parent-style-name="Heading">
      <style:text-properties fo:font-size="11pt" style:font-size-asian="11pt" style:font-size-complex="11pt"/>
    </style:style>
    <style:style style:name="P33" style:family="paragraph" style:parent-style-name="Heading">
      <style:paragraph-properties fo:text-align="center" style:justify-single-word="false"/>
      <style:text-properties fo:font-size="11pt" officeooo:rsid="0012b79d" officeooo:paragraph-rsid="0012b79d" style:font-size-asian="11pt" style:font-size-complex="11pt"/>
    </style:style>
    <style:style style:name="P34" style:family="paragraph" style:parent-style-name="Heading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5" style:family="paragraph" style:parent-style-name="Heading">
      <style:paragraph-properties fo:text-align="center" style:justify-single-word="false"/>
      <style:text-properties fo:font-size="11pt" fo:language="en" fo:country="US" officeooo:rsid="0012b79d" officeooo:paragraph-rsid="0012b79d" style:font-size-asian="11pt" style:font-size-complex="11pt"/>
    </style:style>
    <style:style style:name="P36" style:family="paragraph" style:parent-style-name="Heading">
      <style:paragraph-properties fo:text-align="center" style:justify-single-word="false"/>
      <style:text-properties fo:font-size="11pt" fo:language="en" fo:country="US" officeooo:rsid="002f1317" officeooo:paragraph-rsid="002f1317" style:font-size-asian="11pt" style:font-size-complex="11pt"/>
    </style:style>
    <style:style style:name="P37" style:family="paragraph" style:parent-style-name="Heading">
      <style:text-properties fo:font-size="11pt" fo:language="en" fo:country="US" officeooo:rsid="002e2080" officeooo:paragraph-rsid="0030b762" style:font-size-asian="11pt" style:font-size-complex="11pt"/>
    </style:style>
    <style:style style:name="P38" style:family="paragraph" style:parent-style-name="Heading">
      <style:paragraph-properties fo:text-align="center" style:justify-single-word="false"/>
      <style:text-properties fo:font-size="11pt" fo:language="en" fo:country="US" officeooo:rsid="00316a12" officeooo:paragraph-rsid="00316a12" style:font-size-asian="11pt" style:font-size-complex="11pt"/>
    </style:style>
    <style:style style:name="P39" style:family="paragraph" style:parent-style-name="Heading">
      <style:text-properties fo:font-size="11pt" officeooo:rsid="0012b79d" officeooo:paragraph-rsid="002f1317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1pt" fo:language="ru" fo:country="RU" fo:font-weight="normal" officeooo:rsid="002c9002" officeooo:paragraph-rsid="002c9002" fo:background-color="#ffff00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rsid="002f1317" officeooo:paragraph-rsid="002f1317" style:font-size-asian="11pt" style:font-weight-asian="normal" style:font-size-complex="11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74717"/>
    </style:style>
    <style:style style:name="T3" style:family="text">
      <style:text-properties officeooo:rsid="0017471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a7b4f"/>
    </style:style>
    <style:style style:name="T6" style:family="text">
      <style:text-properties fo:language="en" fo:country="US" officeooo:rsid="002cf132"/>
    </style:style>
    <style:style style:name="T7" style:family="text">
      <style:text-properties officeooo:rsid="002f1317"/>
    </style:style>
    <style:style style:name="T8" style:family="text">
      <style:text-properties officeooo:rsid="0030b762"/>
    </style:style>
    <style:style style:name="fr1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боковой штамп" text:anchor-type="page" text:anchor-page-number="1" svg:x="0.54cm" svg:y="0.499cm" svg:width="1.3cm" svg:height="29.199cm" draw:z-index="0">
        <draw:text-box>
          <table:table table:name="Таблица4" table:style-name="Таблица4">
            <table:table-column table:style-name="Таблица4.A"/>
            <table:table-column table:style-name="Таблица4.B"/>
            <table:table-row table:style-name="Таблица4.1">
              <table:table-cell table:style-name="Таблица4.A1" office:value-type="string">
                <text:p text:style-name="P11">Перв. примен.</text:p>
              </table:table-cell>
              <table:table-cell table:style-name="Таблица4.A1" office:value-type="string">
                <text:p text:style-name="P12"/>
              </table:table-cell>
            </table:table-row>
            <table:table-row table:style-name="Таблица4.1">
              <table:table-cell table:style-name="Таблица4.A2" office:value-type="string">
                <text:p text:style-name="P11">Справ. №</text:p>
              </table:table-cell>
              <table:table-cell table:style-name="Таблица4.A2" office:value-type="string">
                <text:p text:style-name="P12"/>
              </table:table-cell>
            </table:table-row>
          </table:table>
          <text:p text:style-name="P23"/>
          <text:p text:style-name="P24"/>
          <text:p text:style-name="P24"/>
          <table:table table:name="Таблица5" table:style-name="Таблица5">
            <table:table-column table:style-name="Таблица5.A"/>
            <table:table-column table:style-name="Таблица5.B"/>
            <table:table-row table:style-name="Таблица5.1">
              <table:table-cell table:style-name="Таблица5.A1" office:value-type="string">
                <text:p text:style-name="P11">Подп. и дата</text:p>
              </table:table-cell>
              <table:table-cell table:style-name="Таблица5.A1" office:value-type="string">
                <text:p text:style-name="P12"/>
              </table:table-cell>
            </table:table-row>
            <table:table-row table:style-name="Таблица5.2">
              <table:table-cell table:style-name="Таблица5.A2" office:value-type="string">
                <text:p text:style-name="P11">Инв. № дубл.</text:p>
              </table:table-cell>
              <table:table-cell table:style-name="Таблица5.A2" office:value-type="string">
                <text:p text:style-name="P12"/>
              </table:table-cell>
            </table:table-row>
            <table:table-row table:style-name="Таблица5.2">
              <table:table-cell table:style-name="Таблица5.A2" office:value-type="string">
                <text:p text:style-name="P11">Взам. инв. №</text:p>
              </table:table-cell>
              <table:table-cell table:style-name="Таблица5.A2" office:value-type="string">
                <text:p text:style-name="P12"/>
              </table:table-cell>
            </table:table-row>
            <table:table-row table:style-name="Таблица5.4">
              <table:table-cell table:style-name="Таблица5.A2" office:value-type="string">
                <text:p text:style-name="P11">Подп. и дата</text:p>
              </table:table-cell>
              <table:table-cell table:style-name="Таблица5.A2" office:value-type="string">
                <text:p text:style-name="P12"/>
              </table:table-cell>
            </table:table-row>
            <table:table-row table:style-name="Таблица5.2">
              <table:table-cell table:style-name="Таблица5.A5" office:value-type="string">
                <text:p text:style-name="P11">Инв. № подл.</text:p>
              </table:table-cell>
              <table:table-cell table:style-name="Таблица5.A5" office:value-type="string">
                <text:p text:style-name="P12"/>
              </table:table-cell>
            </table:table-row>
          </table:table>
          <text:p text:style-name="P25"/>
        </draw:text-box>
      </draw:frame>
      <draw:frame draw:style-name="fr1" draw:name="Врезка1" text:anchor-type="page" text:anchor-page-number="2" svg:x="0.54cm" svg:y="0.499cm" svg:width="1.3cm" svg:height="29.199cm" draw:z-index="1">
        <draw:text-box>
          <table:table table:name="Таблица6" table:style-name="Таблица6">
            <table:table-column table:style-name="Таблица6.A"/>
            <table:table-column table:style-name="Таблица6.B"/>
            <table:table-row table:style-name="Таблица6.1">
              <table:table-cell table:style-name="Таблица6.A1" office:value-type="string">
                <text:p text:style-name="P11">Перв. примен.</text:p>
              </table:table-cell>
              <table:table-cell table:style-name="Таблица6.A1" office:value-type="string">
                <text:p text:style-name="P12"/>
              </table:table-cell>
            </table:table-row>
            <table:table-row table:style-name="Таблица6.1">
              <table:table-cell table:style-name="Таблица6.A2" office:value-type="string">
                <text:p text:style-name="P11">Справ. №</text:p>
              </table:table-cell>
              <table:table-cell table:style-name="Таблица6.A2" office:value-type="string">
                <text:p text:style-name="P12"/>
              </table:table-cell>
            </table:table-row>
          </table:table>
          <text:p text:style-name="P23"/>
          <text:p text:style-name="P24"/>
          <text:p text:style-name="P24"/>
          <table:table table:name="Таблица7" table:style-name="Таблица7">
            <table:table-column table:style-name="Таблица7.A"/>
            <table:table-column table:style-name="Таблица7.B"/>
            <table:table-row table:style-name="Таблица7.1">
              <table:table-cell table:style-name="Таблица7.A1" office:value-type="string">
                <text:p text:style-name="P11">Подп. и дата</text:p>
              </table:table-cell>
              <table:table-cell table:style-name="Таблица7.A1" office:value-type="string">
                <text:p text:style-name="P12"/>
              </table:table-cell>
            </table:table-row>
            <table:table-row table:style-name="Таблица7.2">
              <table:table-cell table:style-name="Таблица7.A2" office:value-type="string">
                <text:p text:style-name="P11">Инв. № дубл.</text:p>
              </table:table-cell>
              <table:table-cell table:style-name="Таблица7.A2" office:value-type="string">
                <text:p text:style-name="P12"/>
              </table:table-cell>
            </table:table-row>
            <table:table-row table:style-name="Таблица7.2">
              <table:table-cell table:style-name="Таблица7.A2" office:value-type="string">
                <text:p text:style-name="P11">Взам. инв. №</text:p>
              </table:table-cell>
              <table:table-cell table:style-name="Таблица7.A2" office:value-type="string">
                <text:p text:style-name="P12"/>
              </table:table-cell>
            </table:table-row>
            <table:table-row table:style-name="Таблица7.4">
              <table:table-cell table:style-name="Таблица7.A2" office:value-type="string">
                <text:p text:style-name="P11">Подп. и дата</text:p>
              </table:table-cell>
              <table:table-cell table:style-name="Таблица7.A2" office:value-type="string">
                <text:p text:style-name="P12"/>
              </table:table-cell>
            </table:table-row>
            <table:table-row table:style-name="Таблица7.2">
              <table:table-cell table:style-name="Таблица7.A5" office:value-type="string">
                <text:p text:style-name="P11">Инв. № подл.</text:p>
              </table:table-cell>
              <table:table-cell table:style-name="Таблица7.A5" office:value-type="string">
                <text:p text:style-name="P12"/>
              </table:table-cell>
            </table:table-row>
          </table:table>
          <text:p text:style-name="P25"/>
        </draw:text-box>
      </draw:fram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 table:style-name="Таблица3.1">
            <table:table-cell table:style-name="Таблица3.A1" office:value-type="string">
              <text:p text:style-name="P29">Зона</text:p>
            </table:table-cell>
            <table:table-cell table:style-name="Таблица3.B1" office:value-type="string">
              <text:p text:style-name="P28">Поз.</text:p>
              <text:p text:style-name="P28">обозн.</text:p>
            </table:table-cell>
            <table:table-cell table:style-name="Таблица3.B1" office:value-type="string">
              <text:p text:style-name="P27">Наименование</text:p>
            </table:table-cell>
            <table:table-cell table:style-name="Таблица3.B1" office:value-type="string">
              <text:p text:style-name="P29">Кол.</text:p>
            </table:table-cell>
            <table:table-cell table:style-name="Таблица3.B1" office:value-type="string">
              <text:p text:style-name="P27">Примечание</text:p>
            </table:table-cell>
          </table:table-row>
        </table:table-header-rows>
        <table:table-row table:style-name="Таблица3.2">
          <table:table-cell table:style-name="Таблица3.A14" office:value-type="string">
            <text:p text:style-name="P13"/>
          </table:table-cell>
          <table:table-cell table:style-name="Таблица3.B14" office:value-type="string">
            <text:p text:style-name="P32"/>
          </table:table-cell>
          <table:table-cell table:style-name="Таблица3.C14" office:value-type="string">
            <text:p text:style-name="P34">Разъемы</text:p>
          </table:table-cell>
          <table:table-cell table:style-name="Таблица3.D13" office:value-type="string">
            <text:p text:style-name="P32"/>
          </table:table-cell>
          <table:table-cell table:style-name="Таблица3.E14" office:value-type="string">
            <text:p text:style-name="P32"/>
          </table:table-cell>
        </table:table-row>
        <table:table-row table:style-name="Таблица3.2">
          <table:table-cell table:style-name="Таблица3.A14" office:value-type="string">
            <text:p text:style-name="P13"/>
          </table:table-cell>
          <table:table-cell table:style-name="Таблица3.B14" office:value-type="string">
            <text:p text:style-name="P33">XP1</text:p>
          </table:table-cell>
          <table:table-cell table:style-name="Таблица3.C14" office:value-type="string">
            <text:p text:style-name="P37"><text:span text:style-name="T5">MOLEX </text:span><text:span text:style-name="T8">0019091151</text:span></text:p>
          </table:table-cell>
          <table:table-cell table:style-name="Таблица3.D3" office:value-type="float" office:value="1">
            <text:p text:style-name="P35">1</text:p>
          </table:table-cell>
          <table:table-cell table:style-name="Таблица3.E14" office:value-type="string">
            <text:p text:style-name="P32"/>
          </table:table-cell>
        </table:table-row>
        <table:table-row table:style-name="Таблица3.2">
          <table:table-cell table:style-name="Таблица3.A14" office:value-type="string">
            <text:p text:style-name="P13"/>
          </table:table-cell>
          <table:table-cell table:style-name="Таблица3.B14" office:value-type="string">
            <text:p text:style-name="P33">XP2</text:p>
          </table:table-cell>
          <table:table-cell table:style-name="Таблица3.C14" office:value-type="string">
            <text:p text:style-name="P37">MOLEX <text:span text:style-name="T8">0019092151</text:span></text:p>
          </table:table-cell>
          <table:table-cell table:style-name="Таблица3.D4" office:value-type="float" office:value="1">
            <text:p text:style-name="P31">1</text:p>
          </table:table-cell>
          <table:table-cell table:style-name="Таблица3.E14" office:value-type="string">
            <text:p text:style-name="P30"/>
          </table:table-cell>
        </table:table-row>
        <table:table-row table:style-name="Таблица3.2">
          <table:table-cell table:style-name="Таблица3.A14" office:value-type="string">
            <text:p text:style-name="P13"/>
          </table:table-cell>
          <table:table-cell table:style-name="Таблица3.B14" office:value-type="string">
            <text:p text:style-name="P36">XP3</text:p>
          </table:table-cell>
          <table:table-cell table:style-name="Таблица3.C14" office:value-type="string">
            <text:p text:style-name="P39"><text:span text:style-name="T5">CHU</text:span>-<text:span text:style-name="T5">2</text:span></text:p>
          </table:table-cell>
          <table:table-cell table:style-name="Таблица3.D13" office:value-type="string">
            <text:p text:style-name="P38">1</text:p>
          </table:table-cell>
          <table:table-cell table:style-name="Таблица3.E14" office:value-type="string">
            <text:p text:style-name="P32"/>
          </table:table-cell>
        </table:table-row>
        <table:table-row table:style-name="Таблица3.2">
          <table:table-cell table:style-name="Таблица3.A14" office:value-type="string">
            <text:p text:style-name="P13"/>
          </table:table-cell>
          <table:table-cell table:style-name="Таблица3.B14" office:value-type="string">
            <text:p text:style-name="P32"/>
          </table:table-cell>
          <table:table-cell table:style-name="Таблица3.C14" office:value-type="string">
            <text:p text:style-name="P34">Прочее</text:p>
          </table:table-cell>
          <table:table-cell table:style-name="Таблица3.D13" office:value-type="string">
            <text:p text:style-name="P32"/>
          </table:table-cell>
          <table:table-cell table:style-name="Таблица3.E14" office:value-type="string">
            <text:p text:style-name="P32"/>
          </table:table-cell>
        </table:table-row>
        <table:table-row table:style-name="Таблица3.2">
          <table:table-cell table:style-name="Таблица3.A14" office:value-type="string">
            <text:p text:style-name="P16"/>
          </table:table-cell>
          <table:table-cell table:style-name="Таблица3.B14" office:value-type="string">
            <text:p text:style-name="P14">1-<text:span text:style-name="T7">4</text:span></text:p>
          </table:table-cell>
          <table:table-cell table:style-name="Таблица3.C14" office:value-type="string">
            <text:p text:style-name="P40">Провод НВ-4-0.2, <text:span text:style-name="T4">L = </text:span><text:span text:style-name="T6">400 </text:span>мм</text:p>
          </table:table-cell>
          <table:table-cell table:style-name="Таблица3.D13" office:value-type="string">
            <text:p text:style-name="P41">4</text:p>
          </table:table-cell>
          <table:table-cell table:style-name="Таблица3.E14" office:value-type="string">
            <text:p text:style-name="P15"/>
          </table:table-cell>
        </table:table-row>
        <table:table-row table:style-name="Таблица3.2">
          <table:table-cell table:style-name="Таблица3.A14" office:value-type="string">
            <text:p text:style-name="P16"/>
          </table:table-cell>
          <table:table-cell table:style-name="Таблица3.B14" office:value-type="string">
            <text:p text:style-name="P16"/>
          </table:table-cell>
          <table:table-cell table:style-name="Таблица3.C14" office:value-type="string">
            <text:p text:style-name="P17"/>
          </table:table-cell>
          <table:table-cell table:style-name="Таблица3.D14">
            <text:p text:style-name="P16"/>
          </table:table-cell>
          <table:table-cell table:style-name="Таблица3.E14" office:value-type="string">
            <text:p text:style-name="P15"/>
          </table:table-cell>
        </table:table-row>
        <table:table-row table:style-name="Таблица3.2">
          <table:table-cell table:style-name="Таблица3.A14" office:value-type="string">
            <text:p text:style-name="P16"/>
          </table:table-cell>
          <table:table-cell table:style-name="Таблица3.B14" office:value-type="string">
            <text:p text:style-name="P16"/>
          </table:table-cell>
          <table:table-cell table:style-name="Таблица3.C14" office:value-type="string">
            <text:p text:style-name="P17"/>
          </table:table-cell>
          <table:table-cell table:style-name="Таблица3.D14">
            <text:p text:style-name="P16"/>
          </table:table-cell>
          <table:table-cell table:style-name="Таблица3.E14" office:value-type="string">
            <text:p text:style-name="P15"/>
          </table:table-cell>
        </table:table-row>
        <table:table-row table:style-name="Таблица3.2">
          <table:table-cell table:style-name="Таблица3.A14" office:value-type="string">
            <text:p text:style-name="P16"/>
          </table:table-cell>
          <table:table-cell table:style-name="Таблица3.B14" office:value-type="string">
            <text:p text:style-name="P16"/>
          </table:table-cell>
          <table:table-cell table:style-name="Таблица3.C14" office:value-type="string">
            <text:p text:style-name="P17"/>
          </table:table-cell>
          <table:table-cell table:style-name="Таблица3.D13" office:value-type="string">
            <text:p text:style-name="P16"/>
          </table:table-cell>
          <table:table-cell table:style-name="Таблица3.E14" office:value-type="string">
            <text:p text:style-name="P15"/>
          </table:table-cell>
        </table:table-row>
        <table:table-row table:style-name="Таблица3.2">
          <table:table-cell table:style-name="Таблица3.A14" office:value-type="string">
            <text:p text:style-name="P16"/>
          </table:table-cell>
          <table:table-cell table:style-name="Таблица3.B14" office:value-type="string">
            <text:p text:style-name="P16"/>
          </table:table-cell>
          <table:table-cell table:style-name="Таблица3.C14" office:value-type="string">
            <text:p text:style-name="P17"/>
          </table:table-cell>
          <table:table-cell table:style-name="Таблица3.D14">
            <text:p text:style-name="P16"/>
          </table:table-cell>
          <table:table-cell table:style-name="Таблица3.E14" office:value-type="string">
            <text:p text:style-name="P15"/>
          </table:table-cell>
        </table:table-row>
        <table:table-row table:style-name="Таблица3.2">
          <table:table-cell table:style-name="Таблица3.A14" office:value-type="string">
            <text:p text:style-name="P16"/>
          </table:table-cell>
          <table:table-cell table:style-name="Таблица3.B14" office:value-type="string">
            <text:p text:style-name="P16"/>
          </table:table-cell>
          <table:table-cell table:style-name="Таблица3.C14" office:value-type="string">
            <text:p text:style-name="P17"/>
          </table:table-cell>
          <table:table-cell table:style-name="Таблица3.D14">
            <text:p text:style-name="P16"/>
          </table:table-cell>
          <table:table-cell table:style-name="Таблица3.E14" office:value-type="string">
            <text:p text:style-name="P15"/>
          </table:table-cell>
        </table:table-row>
        <table:table-row table:style-name="Таблица3.2">
          <table:table-cell table:style-name="Таблица3.A14" office:value-type="string">
            <text:p text:style-name="P16"/>
          </table:table-cell>
          <table:table-cell table:style-name="Таблица3.B14" office:value-type="string">
            <text:p text:style-name="P16"/>
          </table:table-cell>
          <table:table-cell table:style-name="Таблица3.C14" office:value-type="string">
            <text:p text:style-name="P17"/>
          </table:table-cell>
          <table:table-cell table:style-name="Таблица3.D13" office:value-type="string">
            <text:p text:style-name="P16"/>
          </table:table-cell>
          <table:table-cell table:style-name="Таблица3.E14" office:value-type="string">
            <text:p text:style-name="P15"/>
          </table:table-cell>
        </table:table-row>
        <table:table-row table:style-name="Таблица3.2">
          <table:table-cell table:style-name="Таблица3.A14" office:value-type="string">
            <text:p text:style-name="P16"/>
          </table:table-cell>
          <table:table-cell table:style-name="Таблица3.B14" office:value-type="string">
            <text:p text:style-name="P16"/>
          </table:table-cell>
          <table:table-cell table:style-name="Таблица3.C14" office:value-type="string">
            <text:p text:style-name="P17"/>
          </table:table-cell>
          <table:table-cell table:style-name="Таблица3.D14">
            <text:p text:style-name="P16"/>
          </table:table-cell>
          <table:table-cell table:style-name="Таблица3.E14" office:value-type="string">
            <text:p text:style-name="P15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/>
    <style:font-face style:name="Verdana" svg:font-family="Verdana"/>
    <style:font-face style:name="GOST type A1" svg:font-family="'GOST type A'" style:font-pitch="variable"/>
    <style:font-face style:name="GOST type A" svg:font-family="'GOST type A'" style:font-adornments="Обычный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Arial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cm" style:writing-mode="page"/>
      <style:text-properties style:use-window-font-color="true" style:font-name="Times New Roman" fo:font-size="10pt" fo:language="ru" fo:country="RU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OST type A" fo:font-family="'GOST type A'" style:font-style-name="Обычный" style:font-pitch="variable" fo:font-size="14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Verdana" fo:font-family="Verdana" fo:font-size="14pt" style:font-name-asian="Arial2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fo:font-family="Arial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size-asian="10.5pt" style:font-weight-asian="bold" style:font-weight-complex="bold" style:text-rotation-angle="0" style:text-rotation-scale="line-heigh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fo:margin-left="0.019cm" fo:margin-right="0cm" table:align="margins" style:may-break-between-rows="false"/>
    </style:style>
    <style:style style:name="Таблица1.A" style:family="table-column">
      <style:table-column-properties style:rel-column-width="23125*"/>
    </style:style>
    <style:style style:name="Таблица1.B" style:family="table-column">
      <style:table-column-properties style:rel-column-width="38932*"/>
    </style:style>
    <style:style style:name="Таблица1.C" style:family="table-column">
      <style:table-column-properties style:rel-column-width="3478*"/>
    </style:style>
    <style:style style:name="Таблица1.1" style:family="table-row">
      <style:table-row-properties fo:keep-together="always"/>
    </style:style>
    <style:style style:name="Таблица1.A1.1" style:family="table-column">
      <style:table-column-properties style:rel-column-width="2481*"/>
    </style:style>
    <style:style style:name="Таблица1.A1.2" style:family="table-column">
      <style:table-column-properties style:rel-column-width="3552*"/>
    </style:style>
    <style:style style:name="Таблица1.A1.3" style:family="table-column">
      <style:table-column-properties style:rel-column-width="8201*"/>
    </style:style>
    <style:style style:name="Таблица1.A1.4" style:family="table-column">
      <style:table-column-properties style:rel-column-width="5337*"/>
    </style:style>
    <style:style style:name="Таблица1.A1.5" style:family="table-column">
      <style:table-column-properties style:rel-column-width="3554*"/>
    </style:style>
    <style:style style:name="Таблица1.A1.1" style:family="table-row">
      <style:table-row-properties style:row-height="0.499cm" fo:keep-together="always"/>
    </style:style>
    <style:style style:name="Таблица1.A1.1.1" style:family="table-cell">
      <style:table-cell-properties style:vertical-align="middle" fo:padding="0cm" fo:border-left="none" fo:border-right="none" fo:border-top="0.5pt solid #000000" fo:border-bottom="0.05pt solid #000000"/>
    </style:style>
    <style:style style:name="Таблица1.A1.2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1.A1.1.2" style:family="table-cell">
      <style:table-cell-properties style:vertical-align="middle" fo:padding="0cm" fo:border-left="none" fo:border-right="none" fo:border-top="none" fo:border-bottom="0.05pt solid #000000"/>
    </style:style>
    <style:style style:name="Таблица1.A1.2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1.A1.1.3" style:family="table-cell">
      <style:table-cell-properties style:vertical-align="middle" fo:padding="0cm" fo:border="none"/>
    </style:style>
    <style:style style:name="Таблица1.A1.2.3" style:family="table-cell">
      <style:table-cell-properties style:vertical-align="middle" fo:padding="0cm" fo:border-left="0.5pt solid #000000" fo:border-right="none" fo:border-top="none" fo:border-bottom="none"/>
    </style:style>
    <style:style style:name="Таблица1.B1" style:family="table-cell">
      <style:table-cell-properties style:vertical-align="middle" fo:padding="0cm" fo:border-left="0.5pt solid #000000" fo:border-right="none" fo:border-top="0.5pt solid #000000" fo:border-bottom="none"/>
    </style:style>
    <style:style style:name="Таблица2" style:family="table">
      <style:table-properties style:width="18.443cm" fo:margin-left="0.011cm" fo:margin-right="0.011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Таблица2.A" style:family="table-column">
      <style:table-column-properties style:column-width="6.482cm" style:rel-column-width="23033*"/>
    </style:style>
    <style:style style:name="Таблица2.B" style:family="table-column">
      <style:table-column-properties style:column-width="6.99cm" style:rel-column-width="24838*"/>
    </style:style>
    <style:style style:name="Таблица2.C" style:family="table-column">
      <style:table-column-properties style:column-width="4.971cm" style:rel-column-width="17664*"/>
    </style:style>
    <style:style style:name="Таблица2.A1.1" style:family="table-column">
      <style:table-column-properties style:column-width="0.691cm" style:rel-column-width="2456*"/>
    </style:style>
    <style:style style:name="Таблица2.A1.2" style:family="table-column">
      <style:table-column-properties style:column-width="0.997cm" style:rel-column-width="3541*"/>
    </style:style>
    <style:style style:name="Таблица2.A1.3" style:family="table-column">
      <style:table-column-properties style:column-width="2.297cm" style:rel-column-width="8160*"/>
    </style:style>
    <style:style style:name="Таблица2.A1.4" style:family="table-column">
      <style:table-column-properties style:column-width="1.498cm" style:rel-column-width="5321*"/>
    </style:style>
    <style:style style:name="Таблица2.A1.5" style:family="table-column">
      <style:table-column-properties style:column-width="1cm" style:rel-column-width="3555*"/>
    </style:style>
    <style:style style:name="Таблица2.A1.1" style:family="table-row">
      <style:table-row-properties style:row-height="0.499cm"/>
    </style:style>
    <style:style style:name="Таблица2.A1.1.1" style:family="table-cell">
      <style:table-cell-properties style:vertical-align="middle" fo:background-color="transparent" fo:padding="0cm" fo:border-left="none" fo:border-right="none" fo:border-top="0.5pt solid #000000" fo:border-bottom="0.05pt solid #000000">
        <style:background-image/>
      </style:table-cell-properties>
    </style:style>
    <style:style style:name="Таблица2.A1.2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1.3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1.4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1.5.1" style:family="table-cell">
      <style:table-cell-properties style:vertical-align="middle" fo:padding="0cm" fo:border-left="0.5pt solid #000000" fo:border-right="0.5pt solid #000000" fo:border-top="0.5pt solid #000000" fo:border-bottom="0.05pt solid #000000"/>
    </style:style>
    <style:style style:name="Таблица2.A1.1.2" style:family="table-cell">
      <style:table-cell-properties style:vertical-align="middle" fo:padding="0cm" fo:border-left="none" fo:border-right="none" fo:border-top="none" fo:border-bottom="0.05pt solid #000000"/>
    </style:style>
    <style:style style:name="Таблица2.A1.2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1.3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1.4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1.5.2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1.3" style:family="table-row">
      <style:table-row-properties style:row-height="0.499cm" fo:background-color="transparent" fo:keep-together="auto">
        <style:background-image/>
      </style:table-row-properties>
    </style:style>
    <style:style style:name="Таблица2.A1.1.3" style:family="table-cell">
      <style:table-cell-properties style:vertical-align="middle" fo:background-color="transparent" fo:padding="0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.A1.2.3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A1.5.3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2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A2.1" style:family="table-column">
      <style:table-column-properties style:column-width="1.69cm" style:rel-column-width="6004*"/>
    </style:style>
    <style:style style:name="Таблица2.A2.3" style:family="table-column">
      <style:table-column-properties style:column-width="1.496cm" style:rel-column-width="5314*"/>
    </style:style>
    <style:style style:name="Таблица2.A2.1.1" style:family="table-cell">
      <style:table-cell-properties style:vertical-align="middle" fo:padding="0cm" fo:border-left="none" fo:border-right="0.5pt solid #000000" fo:border-top="0.5pt solid #000000" fo:border-bottom="0.05pt solid #000000"/>
    </style:style>
    <style:style style:name="Таблица2.A2.2.1" style:family="table-cell">
      <style:table-cell-properties style:vertical-align="middle" fo:padding="0cm" fo:border-left="0.05pt solid #000000" fo:border-right="none" fo:border-top="0.5pt solid #000000" fo:border-bottom="0.05pt solid #000000"/>
    </style:style>
    <style:style style:name="Таблица2.A2.3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2.4.1" style:family="table-cell" style:data-style-name="N37">
      <style:table-cell-properties style:vertical-align="middle" fo:padding="0cm" fo:border-left="0.5pt solid #000000" fo:border-right="0.5pt solid #000000" fo:border-top="0.5pt solid #000000" fo:border-bottom="0.05pt solid #000000"/>
    </style:style>
    <style:style style:name="Таблица2.A2.1.2" style:family="table-cell">
      <style:table-cell-properties style:vertical-align="middle" fo:background-color="transparent" fo:padding="0cm" fo:border-left="none" fo:border-right="0.5pt solid #000000" fo:border-top="none" fo:border-bottom="0.05pt solid #000000" style:writing-mode="page">
        <style:background-image/>
      </style:table-cell-properties>
    </style:style>
    <style:style style:name="Таблица2.A2.2.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Таблица2.A2.3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2.4.2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2.1.3" style:family="table-cell">
      <style:table-cell-properties style:vertical-align="middle" fo:padding="0cm" fo:border-left="none" fo:border-right="0.5pt solid #000000" fo:border-top="none" fo:border-bottom="0.05pt solid #000000"/>
    </style:style>
    <style:style style:name="Таблица2.A2.2.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Таблица2.A2.3.3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2.4.3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2.1.4" style:family="table-cell">
      <style:table-cell-properties style:vertical-align="middle" fo:padding="0cm" fo:border-left="none" fo:border-right="0.5pt solid #000000" fo:border-top="none" fo:border-bottom="0.05pt solid #000000"/>
    </style:style>
    <style:style style:name="Таблица2.A2.2.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Таблица2.A2.3.4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2.4.4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2.1.5" style:family="table-cell">
      <style:table-cell-properties style:vertical-align="middle" fo:padding="0cm" fo:border-left="none" fo:border-right="0.5pt solid #000000" fo:border-top="none" fo:border-bottom="none"/>
    </style:style>
    <style:style style:name="Таблица2.A2.2.5" style:family="table-cell">
      <style:table-cell-properties style:vertical-align="middle" fo:padding="0cm" fo:border-left="0.05pt solid #000000" fo:border-right="none" fo:border-top="none" fo:border-bottom="none"/>
    </style:style>
    <style:style style:name="Таблица2.A2.3.5" style:family="table-cell">
      <style:table-cell-properties style:vertical-align="middle" fo:padding="0cm" fo:border-left="0.5pt solid #000000" fo:border-right="none" fo:border-top="0.05pt solid #000000" fo:border-bottom="none"/>
    </style:style>
    <style:style style:name="Таблица2.A2.4.5" style:family="table-cell">
      <style:table-cell-properties style:vertical-align="middle" fo:padding="0cm" fo:border-left="0.5pt solid #000000" fo:border-right="0.5pt solid #000000" fo:border-top="none" fo:border-bottom="none"/>
    </style:style>
    <style:style style:name="Таблица2.B2" style:family="table-cell">
      <style:table-cell-properties style:vertical-align="middle" fo:background-color="transparent" fo:padding="0cm" fo:border-left="0.5pt solid #000000" fo:border-right="0.5pt solid #000000" fo:border-top="0.5pt solid #000000" fo:border-bottom="none">
        <style:background-image/>
      </style:table-cell-properties>
    </style:style>
    <style:style style:name="Таблица2.C2.1" style:family="table-column">
      <style:table-column-properties style:column-width="0.496cm" style:rel-column-width="1762*"/>
    </style:style>
    <style:style style:name="Таблица2.C2.2" style:family="table-column">
      <style:table-column-properties style:column-width="0.497cm" style:rel-column-width="1768*"/>
    </style:style>
    <style:style style:name="Таблица2.C2.3" style:family="table-column">
      <style:table-column-properties style:column-width="0.499cm" style:rel-column-width="1774*"/>
    </style:style>
    <style:style style:name="Таблица2.C2.4" style:family="table-column">
      <style:table-column-properties style:column-width="1.699cm" style:rel-column-width="6038*"/>
    </style:style>
    <style:style style:name="Таблица2.C2.5" style:family="table-column">
      <style:table-column-properties style:column-width="1.78cm" style:rel-column-width="6322*"/>
    </style:style>
    <style:style style:name="Таблица2.C2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4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5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1.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2.2" style:family="table-cell">
      <style:table-cell-properties style:vertical-align="middle" fo:padding="0cm" fo:border-left="0.05pt solid #000000" fo:border-right="none" fo:border-top="0.5pt solid #000000" fo:border-bottom="0.5pt solid #000000"/>
    </style:style>
    <style:style style:name="Таблица2.C2.3.2" style:family="table-cell">
      <style:table-cell-properties style:vertical-align="middle" fo:padding="0cm" fo:border-left="0.05pt solid #000000" fo:border-right="0.5pt solid #000000" fo:border-top="0.5pt solid #000000" fo:border-bottom="0.5pt solid #000000"/>
    </style:style>
    <style:style style:name="Таблица2.C2.4.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5.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1.3" style:family="table-cell">
      <style:table-cell-properties style:vertical-align="middle" fo:padding="0cm" fo:border-left="0.5pt solid #000000" fo:border-right="none" fo:border-top="none" fo:border-bottom="none"/>
    </style:style>
    <style:style style:name="MP1" style:family="paragraph" style:parent-style-name="Table_20_Contents">
      <style:paragraph-properties fo:text-align="center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2" style:family="paragraph" style:parent-style-name="Table_20_Contents">
      <style:paragraph-properties fo:text-align="center" style:justify-single-word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MP3" style:family="paragraph" style:parent-style-name="Table_20_Contents">
      <style:paragraph-properties fo:text-align="center" style:justify-single-word="false"/>
      <style:text-properties style:font-name="GOST type A1" fo:font-size="24pt" fo:font-style="italic" style:font-size-asian="24pt" style:font-style-asian="italic" style:font-size-complex="24pt" style:font-style-complex="italic" style:text-scale="120%"/>
    </style:style>
    <style:style style:name="MP4" style:family="paragraph" style:parent-style-name="Table_20_Contents">
      <style:paragraph-properties fo:margin-left="0cm" fo:margin-right="0.06cm" fo:text-align="center" style:justify-single-word="false" fo:text-indent="0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5" style:family="paragraph" style:parent-style-name="Table_20_Contents">
      <style:paragraph-properties fo:text-align="center" style:justify-single-word="false"/>
      <style:text-properties style:font-name="GOST type A1" fo:font-style="italic" style:font-style-asian="italic" style:font-style-complex="italic"/>
    </style:style>
    <style:style style:name="MP6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style:font-name="GOST type A1" fo:font-size="24pt" fo:font-style="italic" fo:font-weight="normal" style:font-size-asian="24pt" style:font-style-asian="italic" style:font-weight-asian="normal" style:font-size-complex="24pt" style:font-style-complex="italic" style:font-weight-complex="normal" style:text-scale="120%"/>
    </style:style>
    <style:style style:name="MP8" style:family="paragraph" style:parent-style-name="Table_20_Contents">
      <style:paragraph-properties fo:margin-left="0cm" fo:margin-right="0cm" fo:text-align="start" style:justify-single-word="false" fo:text-indent="0.116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9" style:family="paragraph" style:parent-style-name="Table_20_Contents">
      <style:paragraph-properties fo:text-align="start" style:justify-single-word="false"/>
      <style:text-properties style:font-name="GOST type A1" fo:font-size="10pt" fo:language="ru" fo:country="RU" fo:font-style="italic" officeooo:rsid="00174717" officeooo:paragraph-rsid="00174717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8pt" fo:language="en" fo:country="US" fo:font-style="italic" style:font-size-asian="8pt" style:font-style-asian="italic" style:font-size-complex="8pt" style:font-style-complex="italic"/>
    </style:style>
    <style:style style:name="MP11" style:family="paragraph" style:parent-style-name="Table_20_Contents">
      <style:paragraph-properties fo:text-align="start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12" style:family="paragraph" style:parent-style-name="Table_20_Contents">
      <style:paragraph-properties fo:text-align="start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MP13" style:family="paragraph" style:parent-style-name="Table_20_Contents">
      <style:paragraph-properties fo:text-align="center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MP14" style:family="paragraph" style:parent-style-name="Table_20_Contents">
      <style:paragraph-properties fo:text-align="center" style:justify-single-word="false"/>
      <style:text-properties style:font-name="GOST type A1" fo:language="en" fo:country="US" fo:font-style="italic" fo:font-weight="bold" officeooo:rsid="002d2786" officeooo:paragraph-rsid="002d2786" style:font-style-asian="italic" style:font-weight-asian="bold" style:font-style-complex="italic" style:font-weight-complex="bold"/>
    </style:style>
    <style:style style:name="MP15" style:family="paragraph" style:parent-style-name="Footer">
      <style:text-properties fo:font-size="2pt" style:font-size-asian="2.09999990463257pt" style:font-size-complex="2.40000009536743pt"/>
    </style:style>
    <style:style style:name="MT1" style:family="text">
      <style:text-properties fo:language="ru" fo:country="RU" officeooo:rsid="00174717"/>
    </style:style>
    <style:style style:name="MT2" style:family="text">
      <style:text-properties fo:language="ru" fo:country="RU"/>
    </style:style>
    <style:style style:name="MT3" style:family="text">
      <style:text-properties officeooo:rsid="00174717"/>
    </style:style>
    <style:page-layout style:name="Mpm1">
      <style:page-layout-properties fo:page-width="21.001cm" fo:page-height="29.7cm" style:num-format="1" style:print-orientation="portrait" fo:margin-top="0.499cm" fo:margin-bottom="0.499cm" fo:margin-left="1.85cm" fo:margin-right="0.651cm" fo:border="0.51pt solid #000000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order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499cm" fo:margin-left="1.85cm" fo:margin-right="0.651cm" fo:border="0.51pt solid #000000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order="none" fo:padding="0cm" style:shadow="none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>
              <table:table table:is-sub-table="true">
                <table:table-column table:style-name="Таблица1.A1.1"/>
                <table:table-column table:style-name="Таблица1.A1.2"/>
                <table:table-column table:style-name="Таблица1.A1.3"/>
                <table:table-column table:style-name="Таблица1.A1.4"/>
                <table:table-column table:style-name="Таблица1.A1.5"/>
                <table:table-row table:style-name="Таблица1.A1.1">
                  <table:table-cell table:style-name="Таблица1.A1.1.1" office:value-type="string">
                    <text:p text:style-name="MP1"/>
                  </table:table-cell>
                  <table:table-cell table:style-name="Таблица1.A1.2.1" office:value-type="string">
                    <text:p text:style-name="MP1"/>
                  </table:table-cell>
                  <table:table-cell table:style-name="Таблица1.A1.2.1" office:value-type="string">
                    <text:p text:style-name="MP1"/>
                  </table:table-cell>
                  <table:table-cell table:style-name="Таблица1.A1.2.1" office:value-type="string">
                    <text:p text:style-name="MP1"/>
                  </table:table-cell>
                  <table:table-cell table:style-name="Таблица1.A1.2.1" office:value-type="string">
                    <text:p text:style-name="MP2"/>
                  </table:table-cell>
                </table:table-row>
                <table:table-row table:style-name="Таблица1.A1.1">
                  <table:table-cell table:style-name="Таблица1.A1.1.2" office:value-type="string">
                    <text:p text:style-name="MP1"/>
                  </table:table-cell>
                  <table:table-cell table:style-name="Таблица1.A1.2.2" office:value-type="string">
                    <text:p text:style-name="MP1"/>
                  </table:table-cell>
                  <table:table-cell table:style-name="Таблица1.A1.2.2" office:value-type="string">
                    <text:p text:style-name="MP1"/>
                  </table:table-cell>
                  <table:table-cell table:style-name="Таблица1.A1.2.2" office:value-type="string">
                    <text:p text:style-name="MP1"/>
                  </table:table-cell>
                  <table:table-cell table:style-name="Таблица1.A1.2.2" office:value-type="string">
                    <text:p text:style-name="MP2"/>
                  </table:table-cell>
                </table:table-row>
                <table:table-row table:style-name="Таблица1.A1.1">
                  <table:table-cell table:style-name="Таблица1.A1.1.3" office:value-type="string">
                    <text:p text:style-name="MP1">Изм.</text:p>
                  </table:table-cell>
                  <table:table-cell table:style-name="Таблица1.A1.2.3" office:value-type="string">
                    <text:p text:style-name="MP1">Лист</text:p>
                  </table:table-cell>
                  <table:table-cell table:style-name="Таблица1.A1.2.3" office:value-type="string">
                    <text:p text:style-name="MP1">№ документа</text:p>
                  </table:table-cell>
                  <table:table-cell table:style-name="Таблица1.A1.2.3" office:value-type="string">
                    <text:p text:style-name="MP1">Подпись</text:p>
                  </table:table-cell>
                  <table:table-cell table:style-name="Таблица1.A1.2.3" office:value-type="string">
                    <text:p text:style-name="MP1">Дата</text:p>
                  </table:table-cell>
                </table:table-row>
              </table:table>
            </table:table-cell>
            <table:table-cell table:style-name="Таблица1.B1" office:value-type="string">
              <text:p text:style-name="MP3"><text:user-defined style:data-style-name="N0" text:name="Децимальный номер">АБВГ.123456.000 ПЭ</text:user-defined></text:p>
            </table:table-cell>
            <table:table-cell>
              <table:table table:is-sub-table="true">
                <table:table-column table:style-name="Таблица1.C"/>
                <table:table-row table:style-name="Таблица1.A1.1">
                  <table:table-cell table:style-name="Таблица1.A1.2.1" office:value-type="string">
                    <text:p text:style-name="MP4">Лист</text:p>
                  </table:table-cell>
                </table:table-row>
                <table:table-row table:style-name="Таблица1.1">
                  <table:table-cell table:style-name="Таблица1.A1.2.3" office:value-type="string">
                    <text:p text:style-name="MP5"><text:page-number text:select-page="current">0</text:page-number></text:p>
                  </table:table-cell>
                </table:table-row>
              </table:table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>
            <table:table-cell>
              <table:table table:is-sub-table="true">
                <table:table-column table:style-name="Таблица2.A1.1"/>
                <table:table-column table:style-name="Таблица2.A1.2"/>
                <table:table-column table:style-name="Таблица2.A1.3"/>
                <table:table-column table:style-name="Таблица2.A1.4"/>
                <table:table-column table:style-name="Таблица2.A1.5"/>
                <table:table-row table:style-name="Таблица2.A1.1">
                  <table:table-cell table:style-name="Таблица2.A1.1.1" office:value-type="string">
                    <text:p text:style-name="MP1"/>
                  </table:table-cell>
                  <table:table-cell table:style-name="Таблица2.A1.2.1" office:value-type="string">
                    <text:p text:style-name="MP1"/>
                  </table:table-cell>
                  <table:table-cell table:style-name="Таблица2.A1.3.1" office:value-type="string">
                    <text:p text:style-name="MP1"/>
                  </table:table-cell>
                  <table:table-cell table:style-name="Таблица2.A1.4.1" office:value-type="string">
                    <text:p text:style-name="MP1"/>
                  </table:table-cell>
                  <table:table-cell table:style-name="Таблица2.A1.5.1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1.1.2" office:value-type="string">
                    <text:p text:style-name="MP1"/>
                  </table:table-cell>
                  <table:table-cell table:style-name="Таблица2.A1.2.2" office:value-type="string">
                    <text:p text:style-name="MP1"/>
                  </table:table-cell>
                  <table:table-cell table:style-name="Таблица2.A1.3.2" office:value-type="string">
                    <text:p text:style-name="MP1"/>
                  </table:table-cell>
                  <table:table-cell table:style-name="Таблица2.A1.4.2" office:value-type="string">
                    <text:p text:style-name="MP1"/>
                  </table:table-cell>
                  <table:table-cell table:style-name="Таблица2.A1.5.2" office:value-type="string">
                    <text:p text:style-name="MP6"/>
                  </table:table-cell>
                </table:table-row>
                <table:table-row table:style-name="Таблица2.A1.3">
                  <table:table-cell table:style-name="Таблица2.A1.1.3" office:value-type="string">
                    <text:p text:style-name="MP1">Изм.</text:p>
                  </table:table-cell>
                  <table:table-cell table:style-name="Таблица2.A1.2.3" office:value-type="string">
                    <text:p text:style-name="MP1">Лист</text:p>
                  </table:table-cell>
                  <table:table-cell table:style-name="Таблица2.A1.2.3" office:value-type="string">
                    <text:p text:style-name="MP1">№ документа</text:p>
                  </table:table-cell>
                  <table:table-cell table:style-name="Таблица2.A1.2.3" office:value-type="string">
                    <text:p text:style-name="MP1">Подпись</text:p>
                  </table:table-cell>
                  <table:table-cell table:style-name="Таблица2.A1.5.3" office:value-type="string">
                    <text:p text:style-name="MP1">Дата</text:p>
                  </table:table-cell>
                </table:table-row>
              </table:table>
            </table:table-cell>
            <table:table-cell table:style-name="Таблица2.B1" table:number-columns-spanned="2" office:value-type="string">
              <text:p text:style-name="MP7"><text:user-defined style:data-style-name="N0" text:name="Децимальный номер">АБВГ.123456.000 ПЭ</text:user-defined></text:p>
            </table:table-cell>
            <table:covered-table-cell/>
          </table:table-row>
          <table:table-row>
            <table:table-cell>
              <table:table table:is-sub-table="true">
                <table:table-column table:style-name="Таблица2.A2.1"/>
                <table:table-column table:style-name="Таблица2.A1.3"/>
                <table:table-column table:style-name="Таблица2.A2.3"/>
                <table:table-column table:style-name="Таблица2.A1.5"/>
                <table:table-row table:style-name="Таблица2.A1.1">
                  <table:table-cell table:style-name="Таблица2.A2.1.1" office:value-type="string">
                    <text:p text:style-name="MP8">Разраб.</text:p>
                  </table:table-cell>
                  <table:table-cell table:style-name="Таблица2.A2.2.1" office:value-type="string">
                    <text:p text:style-name="MP9">Касперович С.Ю.</text:p>
                  </table:table-cell>
                  <table:table-cell table:style-name="Таблица2.A2.3.1" office:value-type="string">
                    <text:p text:style-name="MP1"/>
                  </table:table-cell>
                  <table:table-cell table:style-name="Таблица2.A2.4.1" office:value-type="date" office:date-value="2016-04-22">
                    <text:p text:style-name="MP10"><text:span text:style-name="MT1">22</text:span>.04.1<text:span text:style-name="MT1">6</text:span></text:p>
                  </table:table-cell>
                </table:table-row>
                <table:table-row table:style-name="Таблица2.A1.3">
                  <table:table-cell table:style-name="Таблица2.A2.1.2" office:value-type="string">
                    <text:p text:style-name="MP8">Проверил</text:p>
                  </table:table-cell>
                  <table:table-cell table:style-name="Таблица2.A2.2.4" office:value-type="string">
                    <text:p text:style-name="MP11"/>
                  </table:table-cell>
                  <table:table-cell table:style-name="Таблица2.A2.3.4" office:value-type="string">
                    <text:p text:style-name="MP1"/>
                  </table:table-cell>
                  <table:table-cell table:style-name="Таблица2.A2.4.4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2.1.4" office:value-type="string">
                    <text:p text:style-name="MP8"/>
                  </table:table-cell>
                  <table:table-cell table:style-name="Таблица2.A2.2.4" office:value-type="string">
                    <text:p text:style-name="MP11"/>
                  </table:table-cell>
                  <table:table-cell table:style-name="Таблица2.A2.3.4" office:value-type="string">
                    <text:p text:style-name="MP1"/>
                  </table:table-cell>
                  <table:table-cell table:style-name="Таблица2.A2.4.4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2.1.4" office:value-type="string">
                    <text:p text:style-name="MP8">Н.контр.</text:p>
                  </table:table-cell>
                  <table:table-cell table:style-name="Таблица2.A2.2.4" office:value-type="string">
                    <text:p text:style-name="MP11"/>
                  </table:table-cell>
                  <table:table-cell table:style-name="Таблица2.A2.3.4" office:value-type="string">
                    <text:p text:style-name="MP1"/>
                  </table:table-cell>
                  <table:table-cell table:style-name="Таблица2.A2.4.4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2.1.5" office:value-type="string">
                    <text:p text:style-name="MP8">Утвердил</text:p>
                  </table:table-cell>
                  <table:table-cell table:style-name="Таблица2.A2.2.5" office:value-type="string">
                    <text:p text:style-name="MP12"/>
                  </table:table-cell>
                  <table:table-cell table:style-name="Таблица2.A2.3.5" office:value-type="string">
                    <text:p text:style-name="MP13"/>
                  </table:table-cell>
                  <table:table-cell table:style-name="Таблица2.A2.4.5" office:value-type="string">
                    <text:p text:style-name="MP6"/>
                  </table:table-cell>
                </table:table-row>
              </table:table>
            </table:table-cell>
            <table:table-cell table:style-name="Таблица2.B2" office:value-type="string">
              <text:p text:style-name="MP14"><text:s/><text:span text:style-name="MT2">Кабель питания</text:span></text:p>
              <text:p text:style-name="MP5">перечень элементов</text:p>
            </table:table-cell>
            <table:table-cell>
              <table:table table:is-sub-table="true">
                <table:table-column table:style-name="Таблица2.C2.1"/>
                <table:table-column table:style-name="Таблица2.C2.2"/>
                <table:table-column table:style-name="Таблица2.C2.3"/>
                <table:table-column table:style-name="Таблица2.C2.4"/>
                <table:table-column table:style-name="Таблица2.C2.5"/>
                <table:table-row table:style-name="Таблица2.A1.1">
                  <table:table-cell table:style-name="Таблица2.C2.1.1" table:number-columns-spanned="3" office:value-type="string">
                    <text:p text:style-name="MP1">Лит.</text:p>
                  </table:table-cell>
                  <table:covered-table-cell/>
                  <table:covered-table-cell/>
                  <table:table-cell table:style-name="Таблица2.C2.4.2" office:value-type="string">
                    <text:p text:style-name="MP1">Лист</text:p>
                  </table:table-cell>
                  <table:table-cell table:style-name="Таблица2.C2.5.2" office:value-type="string">
                    <text:p text:style-name="MP1">Листов</text:p>
                  </table:table-cell>
                </table:table-row>
                <table:table-row table:style-name="Таблица2.A1.1">
                  <table:table-cell table:style-name="Таблица2.C2.1.2" office:value-type="string">
                    <text:p text:style-name="MP1"/>
                  </table:table-cell>
                  <table:table-cell table:style-name="Таблица2.C2.2.2" office:value-type="string">
                    <text:p text:style-name="MP1"/>
                  </table:table-cell>
                  <table:table-cell table:style-name="Таблица2.C2.3.2" office:value-type="string">
                    <text:p text:style-name="MP1"/>
                  </table:table-cell>
                  <table:table-cell table:style-name="Таблица2.C2.4.2" office:value-type="string">
                    <text:p text:style-name="MP1"><text:page-number text:select-page="current">2</text:page-number></text:p>
                  </table:table-cell>
                  <table:table-cell table:style-name="Таблица2.C2.5.2" office:value-type="string">
                    <text:p text:style-name="MP1"><text:page-count>2</text:page-count></text:p>
                  </table:table-cell>
                </table:table-row>
                <table:table-row>
                  <table:table-cell table:style-name="Таблица2.C2.1.3" table:number-columns-spanned="5" office:value-type="string">
                    <text:p text:style-name="MP5"><text:span text:style-name="MT3">АО</text:span> «»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meta:creation-date>2012-01-24T23:48:40</meta:creation-date>
    <dc:language>ru-RU</dc:language>
    <meta:editing-cycles>146</meta:editing-cycles>
    <meta:editing-duration>PT7H37M55S</meta:editing-duration>
    <meta:initial-creator>neiron </meta:initial-creator>
    <dc:date>2016-08-11T13:16:43.214000000</dc:date>
    <meta:document-statistic meta:table-count="7" meta:image-count="0" meta:object-count="0" meta:page-count="2" meta:paragraph-count="62" meta:word-count="101" meta:character-count="504" meta:non-whitespace-character-count="464"/>
    <meta:user-defined meta:name="Info 3"/>
    <meta:user-defined meta:name="Info 4"/>
    <meta:user-defined meta:name="Децимальный номер">АБВГ.123456.000 ПЭ</meta:user-defined>
    <meta:user-defined meta:name="Разработал">Зиновчик</meta:user-defined>
  </office:meta>
</office:document-meta>
</file>